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8" style:family="table">
      <style:table-properties style:width="15.686cm" fo:margin-left="0.122cm" table:align="left" style:writing-mode="lr-tb"/>
    </style:style>
    <style:style style:name="Tabla18.A" style:family="table-column">
      <style:table-column-properties style:column-width="2.575cm"/>
    </style:style>
    <style:style style:name="Tabla18.B" style:family="table-column">
      <style:table-column-properties style:column-width="13.111cm"/>
    </style:style>
    <style:style style:name="Tabla18.1" style:family="table-row">
      <style:table-row-properties style:min-row-height="0.564cm" style:keep-together="true" fo:keep-together="auto"/>
    </style:style>
    <style:style style:name="Tabla1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6" style:family="table">
      <style:table-properties style:width="15.686cm" fo:margin-left="0.122cm" table:align="left" style:writing-mode="lr-tb"/>
    </style:style>
    <style:style style:name="Tabla16.A" style:family="table-column">
      <style:table-column-properties style:column-width="2.575cm"/>
    </style:style>
    <style:style style:name="Tabla16.B" style:family="table-column">
      <style:table-column-properties style:column-width="13.111cm"/>
    </style:style>
    <style:style style:name="Tabla16.1" style:family="table-row">
      <style:table-row-properties style:min-row-height="0.564cm" style:keep-together="true" fo:keep-together="auto"/>
    </style:style>
    <style:style style:name="Tabla1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5.686cm" fo:margin-left="0.122cm" table:align="left" style:writing-mode="lr-tb"/>
    </style:style>
    <style:style style:name="Tabla17.A" style:family="table-column">
      <style:table-column-properties style:column-width="2.575cm"/>
    </style:style>
    <style:style style:name="Tabla17.B" style:family="table-column">
      <style:table-column-properties style:column-width="13.111cm"/>
    </style:style>
    <style:style style:name="Tabla17.1" style:family="table-row">
      <style:table-row-properties style:min-row-height="0.564cm" style:keep-together="true" fo:keep-together="auto"/>
    </style:style>
    <style:style style:name="Tabla1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5.686cm" fo:margin-left="0.122cm" table:align="left" style:writing-mode="lr-tb"/>
    </style:style>
    <style:style style:name="Tabla8.A" style:family="table-column">
      <style:table-column-properties style:column-width="2.575cm"/>
    </style:style>
    <style:style style:name="Tabla8.B" style:family="table-column">
      <style:table-column-properties style:column-width="13.111cm"/>
    </style:style>
    <style:style style:name="Tabla8.1" style:family="table-row">
      <style:table-row-properties style:min-row-height="0.564cm" style:keep-together="true" fo:keep-together="auto"/>
    </style:style>
    <style:style style:name="Tabla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7.08cm" table:align="left" style:writing-mode="lr-tb"/>
    </style:style>
    <style:style style:name="Tabla9.A" style:family="table-column">
      <style:table-column-properties style:column-width="17.08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79cm" fo:margin-left="0.122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45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8cm" table:align="left" style:writing-mode="lr-tb"/>
    </style:style>
    <style:style style:name="Tabla11.A" style:family="table-column">
      <style:table-column-properties style:column-width="17.08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5.686cm" fo:margin-left="0.122cm" table:align="left" style:writing-mode="lr-tb"/>
    </style:style>
    <style:style style:name="Tabla12.A" style:family="table-column">
      <style:table-column-properties style:column-width="2.575cm"/>
    </style:style>
    <style:style style:name="Tabla12.B" style:family="table-column">
      <style:table-column-properties style:column-width="13.111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8cm" table:align="left" style:writing-mode="lr-tb"/>
    </style:style>
    <style:style style:name="Tabla13.A" style:family="table-column">
      <style:table-column-properties style:column-width="17.08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86cm" fo:margin-left="0.122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62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3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5" style:family="paragraph" style:parent-style-name="Numero">
      <style:paragraph-properties style:snap-to-layout-grid="false"/>
    </style:style>
    <style:style style:name="P26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9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3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2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3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4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5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6" style:family="text">
      <style:text-properties fo:font-size="10pt" style:font-size-asian="10pt" style:font-name-complex="Tahoma" style:font-size-complex="10pt" style:language-complex="zxx" style:country-complex="none"/>
    </style:style>
    <style:style style:name="T7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0">CASO DE USO CULG0010 – Ingresar Al sistem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Leandro Gargantin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1-Abr-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7"/>
      <text:p text:style-name="P10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30" text:outline-level="3">Código</text:h>
          </table:table-cell>
          <table:table-cell table:style-name="Tabla3.B1" office:value-type="string">
            <text:p text:style-name="P12">CULG0010</text:p>
          </table:table-cell>
        </table:table-row>
        <table:table-row table:style-name="Tabla3.1">
          <table:table-cell table:style-name="Tabla3.A2" office:value-type="string">
            <text:h text:style-name="P30" text:outline-level="3">Paquete</text:h>
          </table:table-cell>
          <table:table-cell table:style-name="Tabla3.B2" office:value-type="string">
            <text:p text:style-name="P12">General</text:p>
          </table:table-cell>
        </table:table-row>
        <table:table-row table:style-name="Tabla3.1">
          <table:table-cell table:style-name="Tabla3.A2" office:value-type="string">
            <text:h text:style-name="P30" text:outline-level="3">Nombre</text:h>
          </table:table-cell>
          <table:table-cell table:style-name="Tabla3.B2" office:value-type="string">
            <text:p text:style-name="P12">Ingresar al Sistema</text:p>
          </table:table-cell>
        </table:table-row>
        <table:table-row table:style-name="Tabla3.1">
          <table:table-cell table:style-name="Tabla3.A2" office:value-type="string">
            <text:h text:style-name="P31" text:outline-level="3">Versión</text:h>
          </table:table-cell>
          <table:table-cell table:style-name="Tabla3.B2" office:value-type="string">
            <text:p text:style-name="P12">1.0</text:p>
          </table:table-cell>
        </table:table-row>
        <table:table-row table:style-name="Tabla3.1">
          <table:table-cell table:style-name="Tabla3.A2" office:value-type="string">
            <text:h text:style-name="P31" text:outline-level="3">Prioridad</text:h>
          </table:table-cell>
          <table:table-cell table:style-name="Tabla3.B2" office:value-type="string">
            <text:p text:style-name="P12">Alta</text:p>
          </table:table-cell>
        </table:table-row>
        <table:table-row table:style-name="Tabla3.1">
          <table:table-cell table:style-name="Tabla3.A2" office:value-type="string">
            <text:h text:style-name="P31" text:outline-level="3">Confeccionó</text:h>
          </table:table-cell>
          <table:table-cell table:style-name="Tabla3.B2" office:value-type="string">
            <text:p text:style-name="P12">Leandro Gargantini</text:p>
          </table:table-cell>
        </table:table-row>
        <table:table-row table:style-name="Tabla3.1">
          <table:table-cell table:style-name="Tabla3.A2" office:value-type="string">
            <text:h text:style-name="P31" text:outline-level="3">Relevó</text:h>
          </table:table-cell>
          <table:table-cell table:style-name="Tabla3.B2" office:value-type="string">
            <text:p text:style-name="P12">Leandro Gargantini</text:p>
          </table:table-cell>
        </table:table-row>
        <table:table-row table:style-name="Tabla3.1">
          <table:table-cell table:style-name="Tabla3.A2" office:value-type="string">
            <text:h text:style-name="P31" text:outline-level="3">Revis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31" text:outline-level="3">Descripción</text:h>
          </table:table-cell>
          <table:table-cell table:style-name="Tabla3.B2" office:value-type="string">
            <text:p text:style-name="P12">Mediante este caso de uso los usuarios podrán ingresar al sistema. En cada ingreso al sistema se validara al usuario, a fin de saber si es un usuario registrado o no. </text:p>
          </table:table-cell>
        </table:table-row>
        <table:table-row table:style-name="Tabla3.1">
          <table:table-cell table:style-name="Tabla3.A2" office:value-type="string">
            <text:h text:style-name="P31" text:outline-level="3">Actores</text:h>
          </table:table-cell>
          <table:table-cell table:style-name="Tabla3.B2" office:value-type="string">
            <text:p text:style-name="P15">Actor 1: Usuario: Persona que desea ingresar al sistema</text:p>
            <text:p text:style-name="P6"/>
          </table:table-cell>
        </table:table-row>
        <table:table-row table:style-name="Tabla3.1">
          <table:table-cell table:style-name="Tabla3.A2" office:value-type="string">
            <text:h text:style-name="P31" text:outline-level="3">Frecuencia </text:h>
          </table:table-cell>
          <table:table-cell table:style-name="Tabla3.B2" office:value-type="string">
            <text:p text:style-name="P17">Diariamente</text:p>
          </table:table-cell>
        </table:table-row>
        <table:table-row table:style-name="Tabla3.1">
          <table:table-cell table:style-name="Tabla3.A2" office:value-type="string">
            <text:h text:style-name="P30" text:outline-level="3">Comentarios</text:h>
          </table:table-cell>
          <table:table-cell table:style-name="Tabla3.B2" office:value-type="string">
            <text:p text:style-name="P17"/>
          </table:table-cell>
        </table:table-row>
        <table:table-row table:style-name="Tabla3.1">
          <table:table-cell table:style-name="Tabla3.A2" office:value-type="string">
            <text:h text:style-name="P30" text:outline-level="3">Observaciones</text:h>
          </table:table-cell>
          <table:table-cell table:style-name="Tabla3.B2" office:value-type="string">
            <text:p text:style-name="P17"/>
          </table:table-cell>
        </table:table-row>
      </table:table>
      <text:p text:style-name="P21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<text:span text:style-name="T7"><text:s/></text:span><text:span text:style-name="T7">Curso Normal</text:span></text:p>
            </table:table-cell>
          </table:table-row>
        </table:table-header-rows>
      </table:table>
      <text:p text:style-name="P14">l</text:p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32" text:outline-level="3">Precondición</text:h>
          </table:table-cell>
          <table:table-cell table:style-name="Tabla5.B1" office:value-type="string">
            <text:p text:style-name="P12">El usuario no debe estar logueado en el sistema.{Ob 1}</text:p>
          </table:table-cell>
        </table:table-row>
        <table:table-row table:style-name="Tabla5.1">
          <table:table-cell table:style-name="Tabla5.A2" office:value-type="string">
            <text:p text:style-name="P24">Nº</text:p>
          </table:table-cell>
          <table:table-cell table:style-name="Tabla5.B2" office:value-type="string">
            <text:h text:style-name="P30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3">1</text:p>
          </table:table-cell>
          <table:table-cell table:style-name="Tabla5.B3" office:value-type="string">
            <text:p text:style-name="P12">El usuario indica que desea ingresar al sistema, ingresando sus datos en el formulario de login.{cd 1.1}</text:p>
          </table:table-cell>
        </table:table-row>
        <table:table-row table:style-name="Tabla5.1">
          <table:table-cell table:style-name="Tabla5.A3" office:value-type="string">
            <text:p text:style-name="P13">2</text:p>
          </table:table-cell>
          <table:table-cell table:style-name="Tabla5.B3" office:value-type="string">
            <text:p text:style-name="P12">SI[El usuario ha seleccionado “Recuperar Contraseña” ]{sf 1.1}</text:p>
          </table:table-cell>
        </table:table-row>
        <table:table-row table:style-name="Tabla5.1">
          <table:table-cell table:style-name="Tabla5.A3" office:value-type="string">
            <text:p text:style-name="P13">3</text:p>
          </table:table-cell>
          <table:table-cell table:style-name="Tabla5.B3" office:value-type="string">
            <text:p text:style-name="P12">El sistema verifica que todos los datos del formulario de login{cd 1.1} estén completos.</text:p>
          </table:table-cell>
        </table:table-row>
        <table:table-row table:style-name="Tabla5.1">
          <table:table-cell table:style-name="Tabla5.A3" office:value-type="string">
            <text:p text:style-name="P13">4</text:p>
          </table:table-cell>
          <table:table-cell table:style-name="Tabla5.B3" office:value-type="string">
            <text:p text:style-name="P6"><text:bookmark-start text:name="__DdeLink__132_1853811613"/><text:bookmark-start text:name="__DdeLink__9_566360584"/><text:span text:style-name="T2">SI[El Sistema detecta campos vacíos en formulario{cd 1.1}]</text:span><text:bookmark-end text:name="__DdeLink__132_1853811613"/><text:bookmark-end text:name="__DdeLink__9_566360584"/><text:span text:style-name="T2"> {sf2.1}</text:span></text:p>
          </table:table-cell>
        </table:table-row>
        <table:table-row table:style-name="Tabla5.1">
          <table:table-cell table:style-name="Tabla5.A3" office:value-type="string">
            <text:p text:style-name="P13">5</text:p>
          </table:table-cell>
          <table:table-cell table:style-name="Tabla5.B3" office:value-type="string">
            <text:p text:style-name="P12">El sistema valida los datos ingresados, para revisar concordancias de información.{sf3.1}</text:p>
          </table:table-cell>
        </table:table-row>
        <table:table-row table:style-name="Tabla5.1">
          <table:table-cell table:style-name="Tabla5.A3" office:value-type="string">
            <text:p text:style-name="P13">6</text:p>
          </table:table-cell>
          <table:table-cell table:style-name="Tabla5.B3" office:value-type="string">
            <text:p text:style-name="P18">El sistema redirige al usuario validado a la pagina principal del sistema.</text:p>
          </table:table-cell>
        </table:table-row>
        <table:table-row table:style-name="Tabla5.1">
          <table:table-cell table:style-name="Tabla5.A3" office:value-type="string">
            <text:p text:style-name="P13">7</text:p>
          </table:table-cell>
          <table:table-cell table:style-name="Tabla5.B3" office:value-type="string">
            <text:p text:style-name="P12">SI[El usuario realiza por primera vez su entrada al sitio]{cd 2.1}</text:p>
          </table:table-cell>
        </table:table-row>
        <table:table-row table:style-name="Tabla5.1">
          <table:table-cell table:style-name="Tabla5.A3" office:value-type="string">
            <text:p text:style-name="P13">8</text:p>
          </table:table-cell>
          <table:table-cell table:style-name="Tabla5.B3" office:value-type="string">
            <text:p text:style-name="P12">SI[El usuario no realiza por primera vez su entrada(usuario frecuente)]</text:p>
          </table:table-cell>
        </table:table-row>
        <table:table-row table:style-name="Tabla5.1">
          <table:table-cell table:style-name="Tabla5.A3" office:value-type="string">
            <text:p text:style-name="P13">9</text:p>
          </table:table-cell>
          <table:table-cell table:style-name="Tabla5.B3" office:value-type="string">
            <text:p text:style-name="P12">FIN DE CASO DE USO</text:p>
          </table:table-cell>
        </table:table-row>
      </table:table>
      <text:p text:style-name="P21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9" text:outline-level="5">Subflujos</text:h>
            </table:table-cell>
          </table:table-row>
        </table:table-header-rows>
      </table:table>
      <text:p text:style-name="P2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><text:span text:style-name="T1">sf 1</text:span><text:span text:style-name="T1">.1</text:span></text:p>
          </table:table-cell>
          <table:table-cell table:style-name="Tabla7.B1" office:value-type="string">
            <text:h text:style-name="P30" text:outline-level="3">&lt;Recuperar Contraseña&gt;</text:h>
          </table:table-cell>
        </table:table-row>
        <table:table-row table:style-name="Tabla7.1">
          <table:table-cell table:style-name="Tabla7.A2" office:value-type="string">
            <text:p text:style-name="P16">N°</text:p>
          </table:table-cell>
          <table:table-cell table:style-name="Tabla7.B2" office:value-type="string">
            <text:h text:style-name="P30" text:outline-level="3">Paso</text:h>
          </table:table-cell>
        </table:table-row>
        <table:table-row table:style-name="Tabla7.1">
          <table:table-cell table:style-name="Tabla7.A3" office:value-type="string">
            <text:p text:style-name="P8"><text:span text:style-name="T3">1</text:span><text:span text:style-name="T3">.1.1</text:span></text:p>
          </table:table-cell>
          <table:table-cell table:style-name="Tabla7.B3" office:value-type="string">
            <text:p text:style-name="P18">SI[El usuario ha seleccionado “Recuperar Contraseña” ]: El usuario ha olvidado su contraseña, por lo cual se enviara una notificacion al mail con una nueva contraseña de “corta duracion” para poder ingresar al sistema por unica vez.</text:p>
          </table:table-cell>
        </table:table-row>
        <table:table-row table:style-name="Tabla7.1">
          <table:table-cell table:style-name="Tabla7.A3" office:value-type="string">
            <text:p text:style-name="P8"><text:span text:style-name="T3">1</text:span><text:span text:style-name="T3">.1.2</text:span></text:p>
          </table:table-cell>
          <table:table-cell table:style-name="Tabla7.B3" office:value-type="string">
            <text:p text:style-name="P12">{Ir al Paso 1}</text:p>
          </table:table-cell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25"><text:span text:style-name="T1">sf 2</text:span><text:span text:style-name="T1">.1</text:span></text:p>
          </table:table-cell>
          <table:table-cell table:style-name="Tabla18.B1" office:value-type="string">
            <text:h text:style-name="P30" text:outline-level="3">&lt;Ingreso al Sistema&gt;</text:h>
          </table:table-cell>
        </table:table-row>
        <table:table-row table:style-name="Tabla18.1">
          <table:table-cell table:style-name="Tabla18.A2" office:value-type="string">
            <text:p text:style-name="P16">N°</text:p>
          </table:table-cell>
          <table:table-cell table:style-name="Tabla18.B2" office:value-type="string">
            <text:h text:style-name="P30" text:outline-level="3">Paso</text:h>
          </table:table-cell>
        </table:table-row>
        <table:table-row table:style-name="Tabla18.1">
          <table:table-cell table:style-name="Tabla18.A3" office:value-type="string">
            <text:p text:style-name="P13">2.1.1</text:p>
          </table:table-cell>
          <table:table-cell table:style-name="Tabla18.B3" office:value-type="string">
            <text:p text:style-name="P18">SI[El Sistema detecta campos vacíos en formulario{cd 1.1}]: El sistema presenta en un área de mensajes del sistema, un mensaje de error por cada uno de los errores que se hayan detectado. </text:p>
          </table:table-cell>
        </table:table-row>
        <table:table-row table:style-name="Tabla18.1">
          <table:table-cell table:style-name="Tabla18.A3" office:value-type="string">
            <text:p text:style-name="P13">2.1.2</text:p>
          </table:table-cell>
          <table:table-cell table:style-name="Tabla18.B3" office:value-type="string">
            <text:p text:style-name="P12">{Ir al Paso 1}</text:p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5"><text:span text:style-name="T1">sf 3</text:span><text:span text:style-name="T1">.1</text:span></text:p>
          </table:table-cell>
          <table:table-cell table:style-name="Tabla16.B1" office:value-type="string">
            <text:h text:style-name="P30" text:outline-level="3">&lt;Verificación de Datos&gt;</text:h>
          </table:table-cell>
        </table:table-row>
        <table:table-row table:style-name="Tabla16.1">
          <table:table-cell table:style-name="Tabla16.A2" office:value-type="string">
            <text:p text:style-name="P16">N°</text:p>
          </table:table-cell>
          <table:table-cell table:style-name="Tabla16.B2" office:value-type="string">
            <text:h text:style-name="P30" text:outline-level="3">Paso</text:h>
          </table:table-cell>
        </table:table-row>
        <table:table-row table:style-name="Tabla16.1">
          <table:table-cell table:style-name="Tabla16.A3" office:value-type="string">
            <text:p text:style-name="P13">3.1.1</text:p>
          </table:table-cell>
          <table:table-cell table:style-name="Tabla16.B3" office:value-type="string">
            <text:p text:style-name="P12">El Sistema detecta datos ingresados de usuario( usuario y password)</text:p>
          </table:table-cell>
        </table:table-row>
        <table:table-row table:style-name="Tabla16.1">
          <table:table-cell table:style-name="Tabla16.A3" office:value-type="string">
            <text:p text:style-name="P13">3.1.2</text:p>
          </table:table-cell>
          <table:table-cell table:style-name="Tabla16.B3" office:value-type="string">
            <text:p text:style-name="P18">El Sistema realiza una búsqueda de Usuarios Registrados activos en el Sistema concordantes con los datos ingresados de usuario.</text:p>
          </table:table-cell>
        </table:table-row>
        <table:table-row table:style-name="Tabla16.1">
          <table:table-cell table:style-name="Tabla16.A3" office:value-type="string">
            <text:p text:style-name="P13">3.1.3</text:p>
          </table:table-cell>
          <table:table-cell table:style-name="Tabla16.B3" office:value-type="string">
            <text:p text:style-name="P12">El Sistema detecta la validez de usuario ingresado.</text:p>
          </table:table-cell>
        </table:table-row>
        <table:table-row table:style-name="Tabla16.1">
          <table:table-cell table:style-name="Tabla16.A3" office:value-type="string">
            <text:p text:style-name="P13">3.1.4</text:p>
          </table:table-cell>
          <table:table-cell table:style-name="Tabla16.B3" office:value-type="string">
            <text:p text:style-name="P12">SI[El Sistema no detecta el usuario ingresado dentro de los usuarios Registrados activos en el Sistema]{sf3.2}</text:p>
          </table:table-cell>
        </table:table-row>
        <table:table-row table:style-name="Tabla16.1">
          <table:table-cell table:style-name="Tabla16.A3" office:value-type="string">
            <text:p text:style-name="P13">3.1.5</text:p>
          </table:table-cell>
          <table:table-cell table:style-name="Tabla16.B3" office:value-type="string">
            <text:p text:style-name="P12">El Sistema realiza un requerimiento de rol del usuario ingresado validado.</text:p>
          </table:table-cell>
        </table:table-row>
        <table:table-row table:style-name="Tabla16.1">
          <table:table-cell table:style-name="Tabla16.A3" office:value-type="string">
            <text:p text:style-name="P13">3.1.6</text:p>
          </table:table-cell>
          <table:table-cell table:style-name="Tabla16.B3" office:value-type="string">
            <text:p text:style-name="P12">El Sistema realiza un requerimiento de password válida del usuario para ingresar al sistema.</text:p>
          </table:table-cell>
        </table:table-row>
        <table:table-row table:style-name="Tabla16.1">
          <table:table-cell table:style-name="Tabla16.A3" office:value-type="string">
            <text:p text:style-name="P13">3.1.7</text:p>
          </table:table-cell>
          <table:table-cell table:style-name="Tabla16.B3" office:value-type="string">
            <text:p text:style-name="P12">El sistema realiza una comprobación del password ingresado.</text:p>
          </table:table-cell>
        </table:table-row>
        <table:table-row table:style-name="Tabla16.1">
          <table:table-cell table:style-name="Tabla16.A3" office:value-type="string">
            <text:p text:style-name="P13">3.1.8</text:p>
          </table:table-cell>
          <table:table-cell table:style-name="Tabla16.B3" office:value-type="string">
            <text:p text:style-name="P12">SI[El sistema detecta que el password ingresado no es válido]{sf3.3}</text:p>
          </table:table-cell>
        </table:table-row>
        <table:table-row table:style-name="Tabla16.1">
          <table:table-cell table:style-name="Tabla16.A3" office:value-type="string">
            <text:p text:style-name="P13">3.1.9</text:p>
          </table:table-cell>
          <table:table-cell table:style-name="Tabla16.B3" office:value-type="string">
            <text:p text:style-name="P12">El sistema detecta la validez de password ingresada. {Ir al Paso 6}</text:p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4">sf 3.2</text:p>
          </table:table-cell>
          <table:table-cell table:style-name="Tabla17.B1" office:value-type="string">
            <text:h text:style-name="P30" text:outline-level="3">&lt;Deteccion Usuario Valido&gt;</text:h>
          </table:table-cell>
        </table:table-row>
        <table:table-row table:style-name="Tabla17.1">
          <table:table-cell table:style-name="Tabla17.A2" office:value-type="string">
            <text:p text:style-name="P16">N°</text:p>
          </table:table-cell>
          <table:table-cell table:style-name="Tabla17.B2" office:value-type="string">
            <text:h text:style-name="P30" text:outline-level="3">Paso</text:h>
          </table:table-cell>
        </table:table-row>
        <table:table-row table:style-name="Tabla17.1">
          <table:table-cell table:style-name="Tabla17.A3" office:value-type="string">
            <text:p text:style-name="P13">3.2.1</text:p>
          </table:table-cell>
          <table:table-cell table:style-name="Tabla17.B3" office:value-type="string">
            <text:p text:style-name="P12">SI[El Sistema no detecta el usuario ingresado dentro de los usuarios Registrados activos en el Sistema]: Si el Sistema no encuentra al Usuario ingresado, muestra en un área de mensajes, que el usuario no es un Usuario Valido Registrado.</text:p>
          </table:table-cell>
        </table:table-row>
        <table:table-row table:style-name="Tabla17.1">
          <table:table-cell table:style-name="Tabla17.A3" office:value-type="string">
            <text:p text:style-name="P13">3.2.2</text:p>
          </table:table-cell>
          <table:table-cell table:style-name="Tabla17.B3" office:value-type="string">
            <text:p text:style-name="P12">{Ir al Paso 1}</text:p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sf 3.3</text:p>
          </table:table-cell>
          <table:table-cell table:style-name="Tabla8.B1" office:value-type="string">
            <text:h text:style-name="P30" text:outline-level="3">&lt;Deteccion Validez Password&gt;</text:h>
          </table:table-cell>
        </table:table-row>
        <table:table-row table:style-name="Tabla8.1">
          <table:table-cell table:style-name="Tabla8.A2" office:value-type="string">
            <text:p text:style-name="P16">N°</text:p>
          </table:table-cell>
          <table:table-cell table:style-name="Tabla8.B2" office:value-type="string">
            <text:h text:style-name="P30" text:outline-level="3">Paso</text:h>
          </table:table-cell>
        </table:table-row>
        <text:soft-page-break/>
        <table:table-row table:style-name="Tabla8.1">
          <table:table-cell table:style-name="Tabla8.A3" office:value-type="string">
            <text:p text:style-name="P13">3.3.1</text:p>
          </table:table-cell>
          <table:table-cell table:style-name="Tabla8.B3" office:value-type="string">
            <text:p text:style-name="P12">SI[El sistema detecta que el password ingresado no es válido]: El sistema detiene las validaciones y señala un mensaje de error de tipeo(BLOQ MAYUS) Contraseña Invalida para el Usuario Registrado.</text:p>
          </table:table-cell>
        </table:table-row>
        <table:table-row table:style-name="Tabla8.1">
          <table:table-cell table:style-name="Tabla8.A3" office:value-type="string">
            <text:p text:style-name="P13">3.3.2</text:p>
          </table:table-cell>
          <table:table-cell table:style-name="Tabla8.B3" office:value-type="string">
            <text:p text:style-name="P12">{Ir al Paso 1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29" text:outline-level="5">Consideraciones de diseño</text:h>
            </table:table-cell>
          </table:table-row>
        </table:table-header-rows>
      </table:table>
      <text:p text:style-name="P22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4">Cod</text:p>
          </table:table-cell>
          <table:table-cell table:style-name="Tabla10.A1" office:value-type="string">
            <text:p text:style-name="P24">Nombre</text:p>
          </table:table-cell>
          <table:table-cell table:style-name="Tabla10.C1" office:value-type="string">
            <text:h text:style-name="P30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3">cd 1.1</text:p>
          </table:table-cell>
          <table:table-cell table:style-name="Tabla10.A2" office:value-type="string">
            <text:p text:style-name="P13">Formulario</text:p>
          </table:table-cell>
          <table:table-cell table:style-name="Tabla10.C2" office:value-type="string">
            <text:p text:style-name="P23">El formulario de Nuevo Usuario en el sitio contara con los siguientes datos:</text:p>
            <text:p text:style-name="P23"/>
            <text:p text:style-name="P23">Titulo: “Bienvenido al UMBook”</text:p>
            <text:p text:style-name="P23"/>
            <text:p text:style-name="P23">Direccion de Correo Electronico/ Usuario:(Char 80)</text:p>
            <text:p text:style-name="P23">Contraseña:(Char 80) Tipo: password (oculto)</text:p>
            <text:p text:style-name="P23"/>
            <text:p text:style-name="P23">Ha olvidado su contraseña?(link)</text:p>
            <text:p text:style-name="P23"/>
          </table:table-cell>
        </table:table-row>
        <table:table-row table:style-name="Tabla10.1">
          <table:table-cell table:style-name="Tabla10.A2" office:value-type="string">
            <text:p text:style-name="P13">cd 2.1</text:p>
          </table:table-cell>
          <table:table-cell table:style-name="Tabla10.A2" office:value-type="string">
            <text:p text:style-name="P13">Mensaje</text:p>
          </table:table-cell>
          <table:table-cell table:style-name="Tabla10.C2" office:value-type="string">
            <text:p text:style-name="P12">El mensaje de usuario ingresado por primera vez contara con una Bienvenida al mismo a conocer el sistema.</text:p>
          </table:table-cell>
        </table:table-row>
      </table:table>
      <text:p text:style-name="P21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29" text:outline-level="5">Observaciones</text:h>
            </table:table-cell>
          </table:table-row>
        </table:table-header-rows>
      </table:table>
      <text:p text:style-name="P22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4">Cod</text:p>
          </table:table-cell>
          <table:table-cell table:style-name="Tabla12.B1" office:value-type="string">
            <text:h text:style-name="P30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13">{Ob 1}</text:p>
          </table:table-cell>
          <table:table-cell table:style-name="Tabla12.B2" office:value-type="string">
            <text:p text:style-name="P12">El usuario de estar registrado, se debe redireccionar a la pagina principal del sistema.</text:p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29" text:outline-level="5">Documentación anexa</text:h>
            </table:table-cell>
          </table:table-row>
        </table:table-header-rows>
      </table:table>
      <text:p text:style-name="P22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4">Nombre</text:p>
          </table:table-cell>
          <table:table-cell table:style-name="Tabla14.A1" office:value-type="string">
            <text:p text:style-name="P24">Tipo</text:p>
          </table:table-cell>
          <table:table-cell table:style-name="Tabla14.C1" office:value-type="string">
            <text:h text:style-name="P30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13"/>
          </table:table-cell>
          <table:table-cell table:style-name="Tabla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89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6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office:value-type="string">
              <text:p text:style-name="MP1"/>
            </table:table-cell>
            <table:table-cell table:style-name="Tabla15.A1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LG</text:span><text:span text:style-name="MT1">0010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table-cell table:style-name="Tabla15.A1" office:value-type="string">
              <text:p text:style-name="MP5"/>
            </table:table-cell>
            <table:table-cell table:style-name="Tabla15.A1" office:value-type="string">
              <text:p text:style-name="MP5"/>
            </table:table-cell>
            <table:table-cell table:style-name="Tabla15.C2" office:value-type="string">
              <text:p text:style-name="MP6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7"><text:span text:style-name="MT2">Caso de Uso </text:span><text:span text:style-name="MT3">Ingresar al Sistema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1">Página </text:span><text:span text:style-name="MT4"><text:page-number text:select-page="current">6</text:page-number></text:span><text:span text:style-name="MT1"> de 6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ing </dc:creator>
    <dc:date>2011-05-15T21:26:16</dc:date>
    <meta:print-date>2009-04-20T17:18:00</meta:print-date>
    <meta:editing-cycles>4</meta:editing-cycles>
    <meta:editing-duration>PT11M11S</meta:editing-duration>
    <meta:generator>LibreOffice/3.3$Linux LibreOffice_project/330m19$Build-202</meta:generator>
    <meta:document-statistic meta:table-count="18" meta:image-count="0" meta:object-count="0" meta:page-count="6" meta:paragraph-count="138" meta:word-count="631" meta:character-count="3875"/>
    <meta:user-defined meta:name="Información 1"/>
    <meta:user-defined meta:name="Información 2"/>
    <meta:user-defined meta:name="Información 3"/>
    <meta:user-defined meta:name="Información 4"/>
  </office:meta>
</office:document-meta>
</file>